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6000002AB94C6FFFD6805C524.png" manifest:media-type="image/png"/>
  <manifest:file-entry manifest:full-path="Pictures/10000200000004B0000003840B23C5E0724F32E6.png" manifest:media-type="image/png"/>
  <manifest:file-entry manifest:full-path="Pictures/10000201000003B6000002ABD2B51EFABEF9E828.png" manifest:media-type="image/png"/>
  <manifest:file-entry manifest:full-path="Pictures/10000201000003B6000002ABCC52826F13ABF840.png" manifest:media-type="image/png"/>
  <manifest:file-entry manifest:full-path="Pictures/10000201000003B6000002AB75E5DE55F6B81C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a44ad" officeooo:paragraph-rsid="000a44a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reeSans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FreeSans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draw:marker-start-width="0.353cm" draw:marker-end="Arrowhead_20_1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width="25.7cm" svg:height="19.274cm" draw:z-index="0"><draw:image xlink:href="Pictures/10000200000004B0000003840B23C5E0724F32E6.png" xlink:type="simple" xlink:show="embed" xlink:actuate="onLoad"/></draw:frame><draw:frame draw:style-name="fr2" draw:name="Изображение2" text:anchor-type="paragraph" svg:x="1.706cm" svg:y="0.751cm" svg:width="5.726cm" svg:height="4.117cm" draw:z-index="1"><draw:image xlink:href="Pictures/10000201000003B6000002ABCC52826F13ABF840.png" xlink:type="simple" xlink:show="embed" xlink:actuate="onLoad"/></draw:frame><draw:frame draw:style-name="fr2" draw:name="Изображение3" text:anchor-type="paragraph" svg:x="3.314cm" svg:y="4.867cm" svg:width="5.523cm" svg:height="3.971cm" draw:z-index="2"><draw:image xlink:href="Pictures/10000201000003B6000002AB75E5DE55F6B81C17.png" xlink:type="simple" xlink:show="embed" xlink:actuate="onLoad"/></draw:frame><draw:frame draw:style-name="fr2" draw:name="Изображение4" text:anchor-type="paragraph" svg:x="11.763cm" svg:y="5.193cm" svg:width="5.487cm" svg:height="3.946cm" draw:z-index="3"><draw:image xlink:href="Pictures/10000201000003B6000002ABD2B51EFABEF9E828.png" xlink:type="simple" xlink:show="embed" xlink:actuate="onLoad"/></draw:frame><draw:frame draw:style-name="fr2" draw:name="Изображение5" text:anchor-type="paragraph" svg:x="19.121cm" svg:y="4.667cm" svg:width="5.487cm" svg:height="3.946cm" draw:z-index="4"><draw:image xlink:href="Pictures/10000201000003B6000002AB94C6FFFD6805C524.png" xlink:type="simple" xlink:show="embed" xlink:actuate="onLoad"/></draw:frame><draw:line text:anchor-type="paragraph" draw:z-index="5" draw:name="Фигура1" draw:style-name="gr1" draw:text-style-name="P2" svg:x1="3.909cm" svg:y1="4.867cm" svg:x2="3.579cm" svg:y2="16.925cm"><text:p/></draw:line><draw:line text:anchor-type="paragraph" draw:z-index="6" draw:name="Фигура2" draw:style-name="gr2" draw:text-style-name="P2" svg:x1="5.673cm" svg:y1="8.435cm" svg:x2="4.329cm" svg:y2="17.013cm"><text:p/></draw:line><draw:frame text:anchor-type="paragraph" draw:z-index="7" draw:name="Фигура3" draw:style-name="gr3" draw:text-style-name="P3" svg:width="1.089cm" svg:height="1.059cm" svg:x="5.69cm" svg:y="1.496cm"><draw:text-box><text:p><text:span text:style-name="T1">(E)</text:span></text:p></draw:text-box></draw:frame><draw:frame text:anchor-type="paragraph" draw:z-index="8" draw:name="Фигура3" draw:style-name="gr3" draw:text-style-name="P3" svg:width="1.089cm" svg:height="1.059cm" svg:x="7.953cm" svg:y="5.553cm"><draw:text-box><text:p><text:span text:style-name="T1">(C)</text:span></text:p></draw:text-box></draw:frame><draw:frame text:anchor-type="paragraph" draw:z-index="9" draw:name="Фигура3" draw:style-name="gr3" draw:text-style-name="P3" svg:width="1.089cm" svg:height="1.059cm" svg:x="16.161cm" svg:y="6.759cm"><draw:text-box><text:p><text:span text:style-name="T1">(</text:span><text:span text:style-name="T1">D</text:span><text:span text:style-name="T1">)</text:span></text:p></draw:text-box></draw:frame><draw:frame text:anchor-type="paragraph" draw:z-index="10" draw:name="Фигура3" draw:style-name="gr3" draw:text-style-name="P3" svg:width="1.089cm" svg:height="1.059cm" svg:x="23.271cm" svg:y="6.17cm"><draw:text-box><text:p><text:span text:style-name="T1">(</text:span><text:span text:style-name="T1">D</text:span><text:span text:style-name="T1">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head_20_1" draw:display-name="Arrowhead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5:01:39.991214025</meta:creation-date>
    <meta:generator>LibreOffice/5.2.7.2$Linux_X86_64 LibreOffice_project/20m0$Build-2</meta:generator>
    <dc:date>2018-10-27T17:35:14.410960708</dc:date>
    <meta:editing-duration>PT16M24S</meta:editing-duration>
    <meta:editing-cycles>9</meta:editing-cycles>
    <dc:creator>Александр Александрович Бондарев</dc:creator>
    <meta:document-statistic meta:table-count="0" meta:image-count="5" meta:object-count="0" meta:page-count="1" meta:paragraph-count="0" meta:word-count="0" meta:character-count="0" meta:non-whitespace-character-count="0"/>
  </office:meta>
</office:document-meta>
</file>